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729fcf" draw:marker-start-width="0.227cm" draw:marker-end-width="0.227cm" draw:fill-color="#000000" draw:textarea-horizontal-align="justify" draw:textarea-vertical-align="middle" draw:auto-grow-height="false" fo:min-height="8.332cm" fo:min-width="8.382cm" fo:padding-top="0.134cm" fo:padding-bottom="0.134cm" fo:padding-left="0.259cm" fo:padding-right="0.259cm"/>
    </style:style>
    <style:style style:name="gr2" style:family="graphic" style:parent-style-name="standard">
      <style:graphic-properties svg:stroke-width="0.035cm" svg:stroke-color="#ffffff" draw:marker-start-width="0.252cm" draw:marker-end-width="0.252cm" draw:textarea-horizontal-align="justify" draw:textarea-vertical-align="middle" draw:auto-grow-height="false" fo:min-height="0.916cm" fo:min-width="0.6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ff0000" draw:textarea-horizontal-align="justify" draw:textarea-vertical-align="middle" draw:auto-grow-height="false" fo:min-height="0.916cm" fo:min-width="0.6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81d41a" draw:textarea-horizontal-align="justify" draw:textarea-vertical-align="middle" draw:auto-grow-height="false" fo:min-height="0.916cm" fo:min-width="0.6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bf0041" draw:textarea-horizontal-align="justify" draw:textarea-vertical-align="middle" draw:auto-grow-height="false" fo:min-height="0.916cm" fo:min-width="0.6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212cm" svg:stroke-color="#ffffff" draw:marker-start-width="0.518cm" draw:marker-end-width="0.518cm" draw:fill="none" draw:fill-color="#000000" draw:textarea-horizontal-align="justify" draw:textarea-vertical-align="middle" draw:auto-grow-height="false" fo:min-height="7.138cm" fo:min-width="6.188cm" fo:padding-top="0.231cm" fo:padding-bottom="0.231cm" fo:padding-left="0.356cm" fo:padding-right="0.35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000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000000" fo:font-size="14pt" style:font-size-asian="14pt" style:font-size-complex="14pt"/>
    </style:style>
    <style:style style:name="P6" style:family="paragraph">
      <loext:graphic-properties draw:fill-color="#81d41a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bf00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color="#000000" fo:font-size="8pt" style:font-size-asian="8pt" style:font-size-complex="8pt"/>
    </style:style>
    <style:style style:name="P9" style:family="paragraph">
      <loext:graphic-properties draw:fill-color="#81d41a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9cm" svg:height="8.6cm" svg:x="0.981cm" svg:y="0.99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" draw:text-style-name="P3" draw:layer="layout" svg:width="1.2cm" svg:height="1.2cm" svg:x="2.681cm" svg:y="2.041cm">
                <text:p text:style-name="P2"><text:span text:style-name="T1">1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1.2cm" svg:height="1.2cm" svg:x="4.114cm" svg:y="2.041cm">
                <text:p text:style-name="P2"><text:span text:style-name="T1">2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1.2cm" svg:height="1.2cm" svg:x="5.547cm" svg:y="2.041cm">
                <text:p text:style-name="P2"><text:span text:style-name="T1">3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draw:layer="layout" svg:width="1.2cm" svg:height="1.2cm" svg:x="6.98cm" svg:y="2.041cm">
                <text:p text:style-name="P2"><text:span text:style-name="T1">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3" draw:layer="layout" svg:width="1.2cm" svg:height="1.2cm" svg:x="2.681cm" svg:y="3.474cm">
                <text:p text:style-name="P2"><text:span text:style-name="T1">4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" draw:text-style-name="P3" draw:layer="layout" svg:width="1.2cm" svg:height="1.2cm" svg:x="4.114cm" svg:y="3.474cm">
                <text:p text:style-name="P2"><text:span text:style-name="T1">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" draw:text-style-name="P3" draw:layer="layout" svg:width="1.2cm" svg:height="1.2cm" svg:x="5.547cm" svg:y="3.474cm">
                <text:p text:style-name="P2"><text:span text:style-name="T1">6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3" draw:text-style-name="P4" draw:layer="layout" svg:width="1.2cm" svg:height="1.2cm" svg:x="6.98cm" svg:y="3.474cm">
                <text:p text:style-name="P2"><text:span text:style-name="T1">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" draw:text-style-name="P3" draw:layer="layout" svg:width="1.2cm" svg:height="1.2cm" svg:x="2.681cm" svg:y="4.907cm">
                <text:p text:style-name="P2"><text:span text:style-name="T1">7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1.2cm" svg:height="1.2cm" svg:x="4.114cm" svg:y="4.907cm">
                <text:p text:style-name="P2"><text:span text:style-name="T1">8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1.2cm" svg:height="1.2cm" svg:x="5.547cm" svg:y="4.907cm">
                <text:p text:style-name="P2"><text:span text:style-name="T1">9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6" draw:layer="layout" svg:width="1.2cm" svg:height="1.2cm" svg:x="6.98cm" svg:y="4.907cm">
                <text:p text:style-name="P5"><text:span text:style-name="T2">BA</text:span><text:span text:style-name="T2">CK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" draw:text-style-name="P7" draw:layer="layout" svg:width="1.2cm" svg:height="1.2cm" svg:x="2.681cm" svg:y="6.34cm">
                <text:p text:style-name="P2"><text:span text:style-name="T1">&lt;</text:span><text:span text:style-name="T1">-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1.2cm" svg:height="1.2cm" svg:x="4.114cm" svg:y="6.34cm">
                <text:p text:style-name="P2"><text:span text:style-name="T1">0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7" draw:layer="layout" svg:width="1.2cm" svg:height="1.2cm" svg:x="5.547cm" svg:y="6.34cm">
                <text:p text:style-name="P2"><text:span text:style-name="T1">-</text:span><text:span text:style-name="T1">&gt;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9" draw:layer="layout" svg:width="1.2cm" svg:height="1.2cm" svg:x="6.98cm" svg:y="6.34cm">
                <text:p text:style-name="P8"><text:span text:style-name="T3">ENTER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10" draw:layer="layout" svg:width="6.9cm" svg:height="7.6cm" svg:x="1.981cm" svg:y="0.99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9:50:10.249624239</meta:creation-date>
    <dc:date>2021-01-23T10:15:58.626794392</dc:date>
    <meta:editing-duration>PT5M16S</meta:editing-duration>
    <meta:editing-cycles>2</meta:editing-cycles>
    <meta:generator>LibreOffice/6.4.6.2$Linux_X86_64 LibreOffice_project/40$Build-2</meta:generator>
    <meta:document-statistic meta:object-count="47"/>
  </office:meta>
</office:document-meta>
</file>